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11.8cm" style:rel-column-width="6690*"/>
    </style:style>
    <style:style style:name="Tabella1.B" style:family="table-column">
      <style:table-column-properties style:column-width="0.104cm" style:rel-column-width="59*"/>
    </style:style>
    <style:style style:name="Tabella1.C" style:family="table-column">
      <style:table-column-properties style:column-width="0.095cm" style:rel-column-width="54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3.784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df1c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cb72d"/>
    </style:style>
    <style:style style:name="T4" style:family="text">
      <style:text-properties officeooo:rsid="00adf1ca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record in get_report_label(data)"&gt;</text:placeholder></text:p>
            <text:p text:style-name="P6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9"><text:s/><text:span text:style-name="T2"><text:placeholder text:placeholder-type="text">&lt;record.get('fabric', '???')&gt;</text:placeholder></text:span></text:p>
            <text:p text:style-name="P6"/>
            <text:p text:style-name="P9"><text:span text:style-name="T1"><text:s/></text:span><text:span text:style-name="T2"><text:placeholder text:placeholder-type="text">&lt;record.get('color', '???')&gt;</text:placeholder></text:span></text:p>
            <text:p text:style-name="P6"/>
            <text:p text:style-name="P6"><text:placeholder text:placeholder-type="text">&lt;record.get('frame', '???')&gt;</text:placeholder></text:p>
            <text:p text:style-name="P6"/>
            <text:p text:style-name="P6"><text:placeholder text:placeholder-type="text">&lt;record.get('canvas', '???')&gt;</text:placeholder></text:p>
            <text:p text:style-name="P6"/>
            <text:p text:style-name="P6"><text:placeholder text:placeholder-type="text">&lt;record.get('q_x_pack', '?')&gt;</text:placeholder></text:p>
            <text:p text:style-name="P6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3"/>
          </table:table-cell>
        </table:table-row>
      </table:table>
      <text:p text:style-name="P2"/>
      <text:p text:style-name="P8"/>
      <text:p text:style-name="P2"/>
      <text:p text:style-name="P2"><text:span text:style-name="T4">Made in Italy <text:s text:c="31"/></text:span><text:tab/><text:tab/><draw:frame draw:style-name="fr1" draw:name="Cornice2" text:anchor-type="as-char" svg:y="0.111cm" svg:width="4.313cm" svg:height="2.053cm" draw:z-index="0"><draw:text-box><text:p text:style-name="P11"/></draw:text-box></draw:frame></text:p>
      <text:p text:style-name="P4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5:59:44.504303465</dc:date>
    <meta:editing-duration>PT13H1M47S</meta:editing-duration>
    <meta:editing-cycles>156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0" meta:word-count="25" meta:character-count="307" meta:non-whitespace-character-count="256"/>
  </office:meta>
</office:document-meta>
</file>